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office:font-face-decls>
  <office:automatic-styles>
    <style:style style:name="P1" style:family="paragraph" style:parent-style-name="Standard">
      <style:paragraph-properties fo:margin-top="0in" fo:margin-bottom="0in" loext:contextual-spacing="false" fo:line-height="200%"/>
    </style:style>
    <style:style style:name="P2" style:family="paragraph" style:parent-style-name="Standard">
      <style:paragraph-properties fo:margin-top="0in" fo:margin-bottom="0in" loext:contextual-spacing="false" fo:line-height="200%" fo:text-align="center" style:justify-single-word="false"/>
    </style:style>
    <style:style style:name="P3" style:family="paragraph" style:parent-style-name="Standard">
      <style:paragraph-properties fo:margin-top="0in" fo:margin-bottom="0in" loext:contextual-spacing="false" fo:line-height="200%"/>
      <style:text-properties style:font-name="Calibri" style:font-name-asian="Calibri1" style:font-name-complex="Calibri1"/>
    </style:style>
    <style:style style:name="P4" style:family="paragraph" style:parent-style-name="Standard">
      <style:paragraph-properties fo:margin-top="0in" fo:margin-bottom="0in" loext:contextual-spacing="false" fo:text-align="end" style:justify-single-word="false"/>
    </style:style>
    <style:style style:name="P5" style:family="paragraph" style:parent-style-name="Standard" style:master-page-name="Standard">
      <style:paragraph-properties fo:margin-top="0in" fo:margin-bottom="0in" loext:contextual-spacing="false" fo:line-height="200%" fo:text-align="center" style:justify-single-word="false" style:page-number="1"/>
    </style:style>
    <style:style style:name="P6" style:family="paragraph" style:parent-style-name="Standard">
      <style:paragraph-properties fo:margin-left="0in" fo:margin-right="0in" fo:margin-top="0in" fo:margin-bottom="0in" loext:contextual-spacing="false" fo:line-height="200%" fo:text-indent="0in" style:auto-text-indent="false"/>
    </style:style>
    <style:style style:name="P7" style:family="paragraph" style:parent-style-name="Standard">
      <style:paragraph-properties fo:margin-left="0in" fo:margin-right="0in" fo:margin-top="0in" fo:margin-bottom="0in" loext:contextual-spacing="false" fo:line-height="200%" fo:text-align="center" style:justify-single-word="false" fo:text-indent="0in" style:auto-text-indent="false"/>
    </style:style>
    <style:style style:name="P8" style:family="paragraph" style:parent-style-name="Standard">
      <style:paragraph-properties fo:margin-left="0in" fo:margin-right="0in" fo:margin-top="0in" fo:margin-bottom="0in" loext:contextual-spacing="false" fo:line-height="200%" fo:text-indent="0.5in" style:auto-text-indent="false"/>
    </style:style>
    <style:style style:name="P9" style:family="paragraph" style:parent-style-name="Standard">
      <style:paragraph-properties fo:margin-left="0in" fo:margin-right="0in" fo:margin-top="0in" fo:margin-bottom="0in" loext:contextual-spacing="false" fo:line-height="200%" fo:text-indent="0.5in" style:auto-text-indent="false"/>
      <style:text-properties style:font-name="Calibri" style:font-name-asian="Calibri1" style:font-name-complex="Calibri1"/>
    </style:style>
    <style:style style:name="P10" style:family="paragraph" style:parent-style-name="Standard" style:list-style-name="WWNum1">
      <style:paragraph-properties fo:margin-left="0.5in" fo:margin-right="0in" fo:margin-top="0in" fo:margin-bottom="0in" loext:contextual-spacing="true" fo:line-height="200%" fo:text-indent="-0.25in" style:auto-text-indent="false"/>
    </style:style>
    <style:style style:name="T1" style:family="text">
      <style:text-properties style:font-name="Calibri" style:font-name-asian="Calibri1" style:font-name-complex="Calibri1"/>
    </style:style>
    <style:style style:name="T2" style:family="text">
      <style:text-properties style:font-name="Calibri" fo:font-weight="bold" style:font-name-asian="Calibri1" style:font-weight-asian="bold" style:font-name-complex="Calibri1"/>
    </style:style>
    <style:style style:name="T3" style:family="text">
      <style:text-properties style:font-name="Calibri" style:text-underline-style="none" style:font-name-asian="Calibri1" style:font-name-complex="Calibri1"/>
    </style:style>
    <style:style style:name="T4" style:family="text">
      <style:text-properties fo:color="#1155cc" style:font-name="Calibri" style:text-underline-style="solid" style:text-underline-width="auto" style:text-underline-color="font-color" style:font-name-asian="Calibri1" style:font-name-complex="Calibri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Progress Report 3</text:span></text:p>
      <text:p text:style-name="P1"><text:span text:style-name="T1">Github:</text:span></text:p>
      <text:p text:style-name="P6"><text:a xlink:type="simple" xlink:href="https://github.com/liyili2/haskell-semantics/tree/brrmorre" text:style-name="Internet_20_link" text:visited-style-name="Visited_20_Internet_20_Link"><text:span text:style-name="T4">https://github.com/liyili2/haskell-semantics/tree/brrmorre</text:span></text:a></text:p>
      <text:p text:style-name="P6"><text:span text:style-name="T1">I also placed the user defined types into data structures in order to perform several checks to make sure that the user did not have errors when creating types. Then the data structures will be transformed into a form that will be used for type inferencing.</text:span></text:p>
      <text:p text:style-name="P6"><text:span text:style-name="T1">Section 4 of the Haskell 2010 report specifies the haskell type system.</text:span></text:p>
      <text:p text:style-name="P6"><text:a xlink:type="simple" xlink:href="https://www.haskell.org/onlinereport/haskell2010/haskellch4.html#x10-620004" text:style-name="Internet_20_link" text:visited-style-name="Visited_20_Internet_20_Link"><text:span text:style-name="T4">https://www.haskell.org/onlinereport/haskell2010/haskellch4.html#x10-620004</text:span></text:a></text:p>
      <text:p text:style-name="P8"><text:span text:style-name="T1">In the topdecl sort, there are three typecons that are used to create user defined datatypes. Data, type, and newtype. The end goal is to put the user defined types into a data structure which I can use to perform type inferencing. These three typecons are used to create user defined types.</text:span></text:p>
      <text:p text:style-name="P8"><text:span text:style-name="T1">The first one is type,</text:span></text:p>
      <text:p text:style-name="P7"><text:span text:style-name="T1">type simpletype = type </text:span></text:p>
      <text:p text:style-name="P6"><text:span text:style-name="T1">This is used in a haskell program to declare a new type as a single type. In effect, it renames the type where both names now can be used to refer to the type.</text:span></text:p>
      <text:p text:style-name="P7"><text:span text:style-name="T1">type Username = String</text:span></text:p>
      <text:p text:style-name="P6"><text:span text:style-name="T1">Is one such example usage of type, it creates a new type Username, which is defined as just a string. Now the programmer can refer to Username or String to make a string.</text:span></text:p>
      <text:p text:style-name="P6"><text:span text:style-name="T1"><text:tab/>The second one is data,</text:span></text:p>
      <text:p text:style-name="P7"><text:span text:style-name="T1">data </text:span><text:span text:style-name="T2">[</text:span><text:span text:style-name="T1">context =&gt;</text:span><text:span text:style-name="T2">] </text:span><text:span text:style-name="T1">simpletype </text:span><text:span text:style-name="T2">[</text:span><text:span text:style-name="T1">= constrs</text:span><text:span text:style-name="T2">]</text:span><text:span text:style-name="T1"> </text:span><text:span text:style-name="T2">[</text:span><text:span text:style-name="T1">deriving</text:span><text:span text:style-name="T2">]</text:span></text:p>
      <text:p text:style-name="P6"><text:span text:style-name="T1">This allows a user to declare a new type that may include many fields, and polymorphic types. For instance:</text:span></text:p>
      <text:p text:style-name="P7"><text:span text:style-name="T1">data Date = Date Int Int Int</text:span></text:p>
      <text:p text:style-name="P6"><text:span text:style-name="T1">This is a new type that includes the typecon ‘Date’ followed by three integers.</text:span></text:p>
      <text:p text:style-name="P7"><text:span text:style-name="T1">data Poly a = Number a</text:span></text:p>
      <text:p text:style-name="P6"><text:span text:style-name="T1">This is a new polymorphic type with polymorphic parameter a, that has the typecon ‘Number’.</text:span></text:p>
      <text:p text:style-name="P6"><text:span text:style-name="T1"><text:tab/>The third one is newtype,</text:span></text:p>
      <text:p text:style-name="P2"><text:span text:style-name="T1">newtype </text:span><text:span text:style-name="T2">[</text:span><text:span text:style-name="T1">context =&gt;</text:span><text:span text:style-name="T2">] </text:span><text:span text:style-name="T1">simpletype = newconstr </text:span><text:span text:style-name="T2">[</text:span><text:span text:style-name="T1">deriving</text:span><text:span text:style-name="T2">]</text:span></text:p>
      <text:p text:style-name="P1"><text:span text:style-name="T1">This is very similar to data except it only parses when the newtype has only one typecon and one field.</text:span></text:p>
      <text:p text:style-name="P3"/>
      <text:p text:style-name="P8"><text:span text:style-name="T1">I perform several checks here, </text:span></text:p>
      <text:list xml:id="list9143649036801460493" text:style-name="WWNum1">
        <text:list-item>
          <text:p text:style-name="P10"><text:span text:style-name="T1">The programmer should not be able to make two user defined datatypes with the same name, even if one is created using ‘data’ and another is created using ‘type’ for instance.</text:span></text:p>
        </text:list-item>
        <text:list-item>
          <text:p text:style-name="P10"><text:soft-page-break/><text:span text:style-name="T1">The programmer should not be able to use the same typecons when making different options for their types or use the same typecons for different types.</text:span></text:p>
        </text:list-item>
        <text:list-item>
          <text:p text:style-name="P10"><text:span text:style-name="T1">There should be no cycles in type renaming using ‘type’, and the type renaming chains using ‘type’ should terminate with a type defined with ‘data’ or ‘newtype’.</text:span></text:p>
        </text:list-item>
        <text:list-item>
          <text:p text:style-name="P10"><text:span text:style-name="T1">The argument sorts for types defined using ‘data’ or ‘newtype’ should be types that exist.</text:span></text:p>
        </text:list-item>
        <text:list-item>
          <text:p text:style-name="P10"><text:span text:style-name="T1">The polymorphic parameters that appear on the right hand side of a ‘data’ declaration need to appear on the left hand side as well.</text:span></text:p>
        </text:list-item>
        <text:list-item>
          <text:p text:style-name="P10"><text:span text:style-name="T1">The polymorphic parameters that appear on the left hand side of a ‘data’ declaration need to be unique.</text:span></text:p>
        </text:list-item>
      </text:list>
      <text:p text:style-name="P8"><text:span text:style-name="T1">I implemented a map, called alpha, of new type names as the keys and their declared types as the entries. I then collected all appearances of the typecon ‘type’ in the program, and put simpletype -&gt; type in the alpha map. However, one of the things I needed to check for in the program was whether a user declared multiple definitions with ‘type’, so I could not use a map in K because they only allow unique keys with unique entries. So I initially used a set of tuples, and then changed it to a map after checking for multiple type declarations.</text:span></text:p>
      <text:p text:style-name="P9"/>
      <text:p text:style-name="P9"/>
      <text:p text:style-name="P6"><text:span text:style-name="T1">The second data structure I made is called T. T holds the user defined types created using ‘data’ and ‘newtype’.</text:span></text:p>
      <text:p text:style-name="P6"><text:span text:style-name="T1">syntax KItem ::= TList(K) </text:span></text:p>
      <text:p text:style-name="P6"><text:span text:style-name="T1">//list of T objects for every new type introduced by data and newtype</text:span></text:p>
      <text:p text:style-name="P6"><text:span text:style-name="T1">syntax KItem ::= TObject(K,K,K)</text:span></text:p>
      <text:p text:style-name="P6"><text:span text:style-name="T1">//(type name, entire list of poly type vars, list of inner T pieces)</text:span></text:p>
      <text:p text:style-name="P6"><text:span text:style-name="T1">syntax KItem ::= InnerTPiece(K,K,K,K,K)</text:span></text:p>
      <text:p text:style-name="P6"><text:span text:style-name="T1">//(type constructor, poly type vars, argument sorts, entire constr block, type name)</text:span></text:p>
      <text:p text:style-name="P6"><text:span text:style-name="T1">T is a list of TObjects, each TObject represents a single user defined datatype. It holds the name, the list of polymorphic parameters, and a list of inner T pieces.</text:span></text:p>
      <text:p text:style-name="P6"><text:span text:style-name="T1">An inner T piece represents an option of what a type could be. It consists of a type constructor, a list of polymorphic parameters required for this option, the fields for this option, the entire subtree of the AST for this option unedited, and the type name again.</text:span></text:p>
      <text:p text:style-name="P6"><text:span text:style-name="T1">I then used these data structures to perform these checks, and afterwards will transform them into a new data structure to perform type inferenc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font-name="Calibri" fo:font-family="Calibri"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text-align="end" style:justify-single-word="false"/>
    </style:style>
    <style:page-layout style:name="Mpm1">
      <style:page-layout-properties fo:page-width="8.5in" fo:page-height="11in" style:num-format="1" style:print-orientation="portrait" fo:margin-top="0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page-layout>
  </office:automatic-styles>
  <office:master-styles>
    <style:master-page style:name="Standard" style:page-layout-name="Mpm1">
      <style:header>
        <text:p text:style-name="MP1">Bradley Morrell</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41" meta:word-count="729" meta:character-count="4178" meta:non-whitespace-character-count="3491"/>
    <meta:generator>LibreOfficeDev/5.1.0.3$Linux_X86_64 LibreOffice_project/</meta:generator>
  </office:meta>
</office:document-meta>
</file>